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RUMap.LRUMap( int maxSize , boolean scanUntilRemov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LRUMap( int maxSize , float load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LRUMap( int 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RUMap.LRU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removeLRU( Link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updateEntry( HashEntry entry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RUMap.ge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RUMap.reuseMapping( LinkEntry entry , int hashIndex , int hashCode , Object key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RUMap.do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RUMap.LRUMap( Map map , boolean scanUntilRemov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RUMap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RUMap.isF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LRU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moveToMRU( LinkEntry ent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RUMap.LRUMap( int maxSize , float loadFactor , boolean scanUntilRemov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RUMap.do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RUMap.isScanUntilRemov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RUMap.addMapping( int hashIndex , int hashCode , Object key , Object 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LRUMap.ma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